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weight="bold" style:font-weight-asian="bold" style:font-weight-complex="bold"/>
    </style:style>
    <style:style style:name="P2" style:family="paragraph" style:parent-style-name="Standard">
      <style:text-properties style:font-name="Consolas" fo:font-weight="bold" officeooo:rsid="0002da97" officeooo:paragraph-rsid="0002da97" style:font-weight-asian="bold" style:font-weight-complex="bold"/>
    </style:style>
    <style:style style:name="P3" style:family="paragraph" style:parent-style-name="Standard">
      <style:text-properties style:font-name="Consolas" fo:font-weight="bold" officeooo:rsid="00047520" officeooo:paragraph-rsid="00047520" style:font-weight-asian="bold" style:font-weight-complex="bold"/>
    </style:style>
    <style:style style:name="P4" style:family="paragraph" style:parent-style-name="Standard">
      <style:text-properties style:font-name="Consolas" fo:font-weight="normal" officeooo:rsid="0002da97" officeooo:paragraph-rsid="0002da97" style:font-weight-asian="normal" style:font-weight-complex="normal"/>
    </style:style>
    <style:style style:name="P5" style:family="paragraph" style:parent-style-name="Text_20_body">
      <style:text-properties fo:font-weight="bold" officeooo:rsid="0002da97" officeooo:paragraph-rsid="0002da97" style:font-weight-asian="bold" style:font-weight-complex="bold"/>
    </style:style>
    <style:style style:name="P6" style:family="paragraph" style:parent-style-name="Standard">
      <style:text-properties style:font-name="Liberation Serif" fo:font-weight="normal" officeooo:rsid="0002da97" officeooo:paragraph-rsid="0002da97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047520" officeooo:paragraph-rsid="00047520" style:font-weight-asian="normal" style:font-weight-complex="normal"/>
    </style:style>
    <style:style style:name="P8" style:family="paragraph" style:parent-style-name="Standard">
      <style:text-properties style:font-name="Consolas" fo:font-weight="bold" officeooo:rsid="00047520" officeooo:paragraph-rsid="00047520" style:font-weight-asian="bold" style:font-weight-complex="bold"/>
    </style:style>
    <style:style style:name="P9" style:family="paragraph" style:parent-style-name="Standard">
      <style:text-properties style:font-name="Consolas" fo:font-weight="bold" officeooo:rsid="00047520" officeooo:paragraph-rsid="000b4db2" style:font-weight-asian="bold" style:font-weight-complex="bold"/>
    </style:style>
    <style:style style:name="P10" style:family="paragraph" style:parent-style-name="Standard">
      <style:text-properties style:font-name="Consolas" fo:font-weight="normal" officeooo:rsid="0002da97" officeooo:paragraph-rsid="0002da97" style:font-weight-asian="normal" style:font-weight-complex="normal"/>
    </style:style>
    <style:style style:name="P11" style:family="paragraph" style:parent-style-name="Standard">
      <style:text-properties style:font-name="Consolas" fo:font-weight="bold" officeooo:rsid="000b4db2" officeooo:paragraph-rsid="000b4db2" style:font-weight-asian="bold" style:font-weight-complex="bold"/>
    </style:style>
    <style:style style:name="P12" style:family="paragraph" style:parent-style-name="Standard">
      <style:text-properties style:font-name="Consolas" fo:font-weight="bold" officeooo:rsid="000beb9c" officeooo:paragraph-rsid="000beb9c" style:font-weight-asian="bold" style:font-weight-complex="bold"/>
    </style:style>
    <style:style style:name="P13" style:family="paragraph" style:parent-style-name="Standard">
      <style:text-properties style:font-name="Consolas" fo:font-weight="bold" officeooo:rsid="000d2adc" officeooo:paragraph-rsid="000d2adc" style:font-weight-asian="bold" style:font-weight-complex="bold"/>
    </style:style>
    <style:style style:name="P14" style:family="paragraph" style:parent-style-name="Standard">
      <style:text-properties style:font-name="Consolas" fo:font-weight="normal" officeooo:rsid="000b4db2" officeooo:paragraph-rsid="000b4db2" style:font-weight-asian="normal" style:font-weight-complex="normal"/>
    </style:style>
    <style:style style:name="P15" style:family="paragraph" style:parent-style-name="Standard">
      <style:text-properties style:font-name="Consolas" fo:font-weight="normal" officeooo:rsid="000b4db2" officeooo:paragraph-rsid="000d2adc" style:font-weight-asian="normal" style:font-weight-complex="normal"/>
    </style:style>
    <style:style style:name="P16" style:family="paragraph" style:parent-style-name="Standard">
      <style:text-properties style:font-name="Liberation Serif" fo:font-weight="bold" officeooo:rsid="000b4db2" officeooo:paragraph-rsid="000b4db2" style:font-weight-asian="bold" style:font-weight-complex="bold"/>
    </style:style>
    <style:style style:name="P17" style:family="paragraph" style:parent-style-name="Standard">
      <style:text-properties style:font-name="Liberation Serif" fo:font-weight="normal" officeooo:rsid="000d2adc" officeooo:paragraph-rsid="000beb9c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0d2adc" officeooo:paragraph-rsid="000d2adc" style:font-weight-asian="normal" style:font-weight-complex="normal"/>
    </style:style>
    <style:style style:name="P19" style:family="paragraph" style:parent-style-name="Standard">
      <style:text-properties officeooo:paragraph-rsid="000beb9c"/>
    </style:style>
    <style:style style:name="P20" style:family="paragraph" style:parent-style-name="Standard">
      <style:text-properties officeooo:paragraph-rsid="000d2adc"/>
    </style:style>
    <style:style style:name="P21" style:family="paragraph" style:parent-style-name="Heading_20_3">
      <style:text-properties officeooo:paragraph-rsid="000beb9c"/>
    </style:style>
    <style:style style:name="P22" style:family="paragraph" style:parent-style-name="Heading_20_3">
      <style:text-properties officeooo:rsid="000d2adc" officeooo:paragraph-rsid="000d2adc"/>
    </style:style>
    <style:style style:name="P23" style:family="paragraph" style:parent-style-name="Heading_20_3">
      <style:text-properties officeooo:rsid="00110fa3" officeooo:paragraph-rsid="00110fa3"/>
    </style:style>
    <style:style style:name="P24" style:family="paragraph" style:parent-style-name="Text_20_body">
      <style:text-properties officeooo:rsid="0002da97" officeooo:paragraph-rsid="0002da97"/>
    </style:style>
    <style:style style:name="P25" style:family="paragraph" style:parent-style-name="Text_20_body">
      <style:text-properties officeooo:rsid="000d2adc" officeooo:paragraph-rsid="000d2adc"/>
    </style:style>
    <style:style style:name="P26" style:family="paragraph" style:parent-style-name="Text_20_body">
      <style:text-properties style:font-name="Consolas" fo:font-weight="bold" officeooo:rsid="000d2adc" officeooo:paragraph-rsid="000d2adc" style:font-weight-asian="bold" style:font-weight-complex="bold"/>
    </style:style>
    <style:style style:name="P27" style:family="paragraph" style:parent-style-name="Text_20_body">
      <style:text-properties style:font-name="Consolas" fo:font-weight="bold" officeooo:rsid="00110fa3" officeooo:paragraph-rsid="00110fa3" style:font-weight-asian="bold" style:font-weight-complex="bold"/>
    </style:style>
    <style:style style:name="P28" style:family="paragraph" style:parent-style-name="Text_20_body">
      <style:text-properties style:font-name="Liberation Serif" fo:font-weight="normal" officeooo:rsid="000d2adc" officeooo:paragraph-rsid="000d2adc" style:font-weight-asian="normal" style:font-weight-complex="normal"/>
    </style:style>
    <style:style style:name="T1" style:family="text">
      <style:text-properties style:font-name="Consolas"/>
    </style:style>
    <style:style style:name="T2" style:family="text">
      <style:text-properties style:font-name="Consolas" officeooo:rsid="000027b6"/>
    </style:style>
    <style:style style:name="T3" style:family="text">
      <style:text-properties style:font-name="Consolas" fo:font-weight="normal" style:font-weight-asian="normal" style:font-weight-complex="normal"/>
    </style:style>
    <style:style style:name="T4" style:family="text">
      <style:text-properties officeooo:rsid="0000ef19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17598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0b4db2" style:font-weight-asian="normal" style:font-weight-complex="normal"/>
    </style:style>
    <style:style style:name="T9" style:family="text">
      <style:text-properties officeooo:rsid="00017598"/>
    </style:style>
    <style:style style:name="T10" style:family="text">
      <style:text-properties officeooo:rsid="0002d3c2"/>
    </style:style>
    <style:style style:name="T11" style:family="text">
      <style:text-properties officeooo:rsid="000b4db2"/>
    </style:style>
    <style:style style:name="T12" style:family="text">
      <style:text-properties style:font-name="Consolas"/>
    </style:style>
    <style:style style:name="T13" style:family="text">
      <style:text-properties style:font-name="Consolas" fo:font-weight="normal" officeooo:rsid="000b4db2" style:font-weight-asian="normal" style:font-weight-complex="normal"/>
    </style:style>
    <style:style style:name="T14" style:family="text">
      <style:text-properties style:font-name="Consolas" officeooo:rsid="000b4db2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weight="normal" style:font-weight-asian="normal" style:font-weight-complex="normal"/>
    </style:style>
    <style:style style:name="T17" style:family="text">
      <style:text-properties style:font-name="Liberation Serif" fo:font-weight="normal" officeooo:rsid="000b4db2" style:font-weight-asian="normal" style:font-weight-complex="normal"/>
    </style:style>
    <style:style style:name="T18" style:family="text">
      <style:text-properties style:font-name="Liberation Serif" fo:font-weight="normal" officeooo:rsid="000d2adc" style:font-weight-asian="normal" style:font-weight-complex="normal"/>
    </style:style>
    <style:style style:name="T19" style:family="text">
      <style:text-properties style:font-name="Liberation Serif" officeooo:rsid="000d2adc"/>
    </style:style>
    <style:style style:name="T20" style:family="text">
      <style:text-properties officeooo:rsid="000beb9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0d2adc"/>
    </style:style>
    <style:style style:name="T23" style:family="text">
      <style:text-properties officeooo:rsid="000fe6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stants</text:h>
      <text:p text:style-name="Standard"/>
      <text:p text:style-name="Standard"><text:span text:style-name="T1">toRad</text:span>: Conversion factor from HAU to radians</text:p>
      <text:p text:style-name="Standard"><text:span text:style-name="T1">toHAU</text:span>: Conversion factor from radians to HAU</text:p>
      <text:p text:style-name="Standard"><text:span text:style-name="T1">angleToRad</text:span>: Conversion factor from SM64 angle units to radians</text:p>
      <text:p text:style-name="Standard"><text:span text:style-name="T1">radToAngle</text:span>: Conversion factor from radians to SM64 angle units</text:p>
      <text:h text:style-name="Heading_20_1" text:outline-level="1">Functions</text:h>
      <text:p text:style-name="P5">Syntax used for function arguments:</text:p>
      <text:p text:style-name="P24"><text:span text:style-name="T21">An argument presented plainly as a variable name is a required argument, such as </text:span><text:span text:style-name="T3">a</text:span><text:span text:style-name="T7"> in </text:span><text:span text:style-name="T3">func(a)</text:span><text:span text:style-name="T7">. An argument presented with a value assignment, such as </text:span><text:span text:style-name="T3">b</text:span><text:span text:style-name="T7"> in </text:span><text:span text:style-name="T3">func(b=2)</text:span><text:span text:style-name="T7"> is an optional argument, and the value shown is its default value. In a function </text:span><text:span text:style-name="T3">func(a, b=2, c=3)</text:span><text:span text:style-name="T7">, you my call it like </text:span><text:span text:style-name="T3">func(1, c=4)</text:span><text:span text:style-name="T7"> or like </text:span><text:span text:style-name="T3">func(1, 2, 4)</text:span><text:span text:style-name="T7">.</text:span></text:p>
      <text:p text:style-name="P25"><text:span text:style-name="T7">Important note: Throughout this document, “truncate” and “truncation” will be used to not only mean rounding towards zero to the nearest integer, but also placing the integer within the 16-bit integer range of -32768 to 32767.</text:span></text:p>
      <text:h text:style-name="P21" text:outline-level="3"><text:span text:style-name="T20">Movement functions</text:span></text:h>
      <text:p text:style-name="P1"><text:span text:style-name="T10">applyM</text:span>ovement(position, speed, angle, qf<text:span text:style-name="T4">=4</text:span>, normalY<text:span text:style-name="T4">=1</text:span>)</text:p>
      <text:p text:style-name="Standard"/>
      <text:p text:style-name="Standard"><text:span text:style-name="T1">position</text:span> defines the starting position of the movement. <text:span text:style-name="T2">s</text:span><text:span text:style-name="T1">peed</text:span> and <text:span text:style-name="T1">angle</text:span> are the speed and angle the movement is done at <text:span text:style-name="T9">(angle in HAU)</text:span>, <text:span text:style-name="T1">qf</text:span> is how many quarterframes the movement spans, and <text:span text:style-name="T1">normalY</text:span> is the Y component of the unit normal vector of the surface the position is on. Essentially, you'd use this if Mario's standing on a slope, which reduces his de facto speed.</text:p>
      <text:p text:style-name="Standard"/>
      <text:p text:style-name="P14">position<text:span text:style-name="T5"> is a class which must contain the variables </text:span>x<text:span text:style-name="T5">, </text:span>y<text:span text:style-name="T5">, and </text:span>z<text:span text:style-name="T5">.</text:span></text:p>
      <text:p text:style-name="Standard"/>
      <text:p text:style-name="P14"><text:span text:style-name="T5">Function returns a class containing the variables </text:span>x<text:span text:style-name="T5">, </text:span>y<text:span text:style-name="T5">, and </text:span>z<text:span text:style-name="T5">, which are the co-ordinates after the movement.</text:span></text:p>
      <text:p text:style-name="Standard"/>
      <text:p text:style-name="P2">applyOJ(position, speed, angle, qf=1, jumpType=’normal’)</text:p>
      <text:p text:style-name="P4"/>
      <text:p text:style-name="P4"><text:span text:style-name="T1">position</text:span><text:span text:style-name="T5"> defines the starting position of the movement. </text:span><text:span text:style-name="T2">s</text:span><text:span text:style-name="T1">peed</text:span><text:span text:style-name="T5"> and </text:span><text:span text:style-name="T1">angle</text:span><text:span text:style-name="T5"> are the speed and angle the movement is done at </text:span><text:span text:style-name="T6">(angle in HAU)</text:span><text:span text:style-name="T5">, and </text:span><text:span text:style-name="T1">qf</text:span><text:span text:style-name="T5"> is how many quarterframes the movement spans (OJs will only ever be 1 qf long, so this variable only needs to be specified in non-OJ jumps).</text:span></text:p>
      <text:p text:style-name="P6"/>
      <text:p text:style-name="P4">JumpType<text:span text:style-name="T5"> can have three values:</text:span></text:p>
      <text:p text:style-name="P4">normal<text:span text:style-name="T5">, the default value. In a normal jump, VS is 42 + speed / 4</text:span></text:p>
      <text:p text:style-name="P4">double <text:span text:style-name="T5">is a double jump, whose VS is 52 + speed / 4</text:span></text:p>
      <text:p text:style-name="P4">squish <text:span text:style-name="T5">is a jump done while squished, whose VS is 21 + speed / 8</text:span></text:p>
      <text:p text:style-name="P4"><text:span text:style-name="T5"/></text:p>
      <text:p text:style-name="P14">position<text:span text:style-name="T5"> is a class which must contain the variables </text:span>x<text:span text:style-name="T5">, </text:span>y<text:span text:style-name="T5">, and </text:span>z<text:span text:style-name="T5">.</text:span></text:p>
      <text:p text:style-name="P14"><text:soft-page-break/><text:span text:style-name="T5"/></text:p>
      <text:p text:style-name="P20"><text:span text:style-name="T8">Function returns a class containing the variables </text:span><text:span text:style-name="T13">x</text:span><text:span text:style-name="T8">, </text:span><text:span text:style-name="T13">y</text:span><text:span text:style-name="T8">, and </text:span><text:span text:style-name="T13">z</text:span><text:span text:style-name="T8">, which are the co-ordinates after the OJ.</text:span></text:p>
      <text:h text:style-name="Heading_20_3" text:outline-level="3">2D Collision Functions</text:h>
      <text:p text:style-name="P3">inTriangle(position, triangle, <text:span text:style-name="T11">rel=True</text:span>)</text:p>
      <text:p text:style-name="P7"/>
      <text:p text:style-name="P3"><text:span text:style-name="T7">Finds if the position is inside the triangle on the x and z axes, returns a boolean. </text:span><text:span text:style-name="T13">rel</text:span><text:span text:style-name="T8"> sets whether or not to </text:span><text:span text:style-name="T18">truncate the positions.</text:span></text:p>
      <text:p text:style-name="P3"><text:span text:style-name="T8"/></text:p>
      <text:p text:style-name="P14">position<text:span text:style-name="T5"> is a class which must contain the variables </text:span>x<text:span text:style-name="T5"> and </text:span>z<text:span text:style-name="T5">.</text:span></text:p>
      <text:p text:style-name="P14"><text:span text:style-name="T5"/></text:p>
      <text:p text:style-name="P14">triangle<text:span text:style-name="T5"> is a class which must contain the subclasses </text:span>v1<text:span text:style-name="T5">, </text:span>v2<text:span text:style-name="T5">, and </text:span>v3<text:span text:style-name="T5">, which each contain the variables </text:span>x<text:span text:style-name="T5"> and </text:span>z<text:span text:style-name="T5">.</text:span></text:p>
      <text:p text:style-name="P3"><text:span text:style-name="T7"/></text:p>
      <text:p text:style-name="P11">inRectangle(position, rectangle, <text:span text:style-name="T20">rel=True</text:span>)</text:p>
      <text:p text:style-name="P16"/>
      <text:p text:style-name="P9"><text:span text:style-name="T7">Finds if the position is inside the </text:span><text:span text:style-name="T8">(axis-aligned) rectangle</text:span><text:span text:style-name="T7"> on the x and z axes, returns a boolean. </text:span><text:span text:style-name="T13">rel</text:span><text:span text:style-name="T8"> sets whether or not to use truncated co-ordinates, that is, to use relative position.</text:span></text:p>
      <text:p text:style-name="P9"><text:span text:style-name="T8"/></text:p>
      <text:p text:style-name="P14">position<text:span text:style-name="T5"> is a class which must contain the variables </text:span>x<text:span text:style-name="T5"> and </text:span>z<text:span text:style-name="T5">.</text:span></text:p>
      <text:p text:style-name="P14"><text:span text:style-name="T5"/></text:p>
      <text:p text:style-name="P14">rectangle<text:span text:style-name="T5"> is a class which must contain the subclasses </text:span>min<text:span text:style-name="T5"> and </text:span>max<text:span text:style-name="T5">, which each contain the variables </text:span>x<text:span text:style-name="T5"> and </text:span>z<text:span text:style-name="T5">. </text:span>min<text:span text:style-name="T5"> and </text:span>max<text:span text:style-name="T5"> are the northwest and southeast corners of the rectangle respectively. </text:span></text:p>
      <text:p text:style-name="P19"/>
      <text:p text:style-name="P12">distance(position1, position2, rel=True)</text:p>
      <text:p text:style-name="P17"/>
      <text:p text:style-name="P18">Finds the lateral distance between the points <text:span text:style-name="T1">position1</text:span> and <text:span text:style-name="T1">position2</text:span>. rel sets whether or not to truncate the positions.</text:p>
      <text:p text:style-name="P18"/>
      <text:p text:style-name="P18"><text:span text:style-name="T1">position1</text:span> and <text:span text:style-name="T1">position2</text:span> are classes that must contain the <text:span text:style-name="T11">variables </text:span><text:span text:style-name="T14">x</text:span><text:span text:style-name="T11"> and </text:span><text:span text:style-name="T14">z</text:span><text:span text:style-name="T11">.</text:span></text:p>
      <text:h text:style-name="P22" text:outline-level="3">3D Collision Functions</text:h>
      <text:p text:style-name="P26">inCylinder(position, cylinder, rel=True)</text:p>
      <text:p text:style-name="P28">Finds if the position is inside the cylinder. <text:span text:style-name="T14">rel</text:span><text:span text:style-name="T11"> sets whether or not to use truncated co-ordinates, that is, to use relative position.</text:span></text:p>
      <text:p text:style-name="P15">position<text:span text:style-name="T5"> is a class which must contain the variables </text:span>x<text:span text:style-name="T5">, </text:span><text:span text:style-name="T22">y</text:span><text:span text:style-name="T19">,</text:span><text:span text:style-name="T5"> and </text:span>z<text:span text:style-name="T5">.</text:span></text:p>
      <text:p text:style-name="P15"><text:span text:style-name="T5"/></text:p>
      <text:p text:style-name="P15"><text:span text:style-name="T22">cylinder</text:span><text:span text:style-name="T5"> is a class which must contain the </text:span><text:span text:style-name="T19">variables </text:span><text:span text:style-name="T22">x</text:span><text:span text:style-name="T19">, </text:span><text:span text:style-name="T22">y</text:span><text:span text:style-name="T19">, </text:span><text:span text:style-name="T22">z</text:span><text:span text:style-name="T19">, </text:span><text:span text:style-name="T22">radius</text:span><text:span text:style-name="T19">, and </text:span><text:span text:style-name="T22">height</text:span><text:span text:style-name="T19">. </text:span><text:span text:style-name="T22">x</text:span><text:span text:style-name="T19">, </text:span><text:span text:style-name="T22">y</text:span><text:span text:style-name="T19">, and </text:span><text:span text:style-name="T22">z</text:span><text:span text:style-name="T19"> are the co-ordinates of the center of the base of the cylinder, </text:span><text:span text:style-name="T22">radius</text:span><text:span text:style-name="T19"> and </text:span><text:span text:style-name="T22">height</text:span><text:span text:style-name="T19"> are the radius and height of the cylinder.</text:span></text:p>
      <text:p text:style-name="P15"><text:span text:style-name="T19"/></text:p>
      <text:p text:style-name="P13">distance3D(position1, position2, rel=True)</text:p>
      <text:p text:style-name="P18"/>
      <text:p text:style-name="P18">Finds the <text:span text:style-name="T23">three-dimensional</text:span> distance between the points <text:span text:style-name="T1">position1</text:span> and <text:span text:style-name="T1">position2</text:span>. rel sets whether or not to truncate the positions.</text:p>
      <text:p text:style-name="P18"/>
      <text:p text:style-name="P18"><text:soft-page-break/><text:span text:style-name="T1">position1</text:span> and <text:span text:style-name="T1">position2</text:span> are classes that must contain the <text:span text:style-name="T11">variables </text:span><text:span text:style-name="T14">x</text:span><text:span text:style-name="T11">, </text:span><text:span text:style-name="T1">y</text:span>,<text:span text:style-name="T11"> and </text:span><text:span text:style-name="T14">z</text:span><text:span text:style-name="T11">.</text:span></text:p>
      <text:h text:style-name="P23" text:outline-level="3">Miscellaneous/Internal Use Functions</text:h>
      <text:p text:style-name="P27">truncate(n)</text:p>
      <text:p text:style-name="P27"><text:span text:style-name="T7">Returns the truncated value of </text:span><text:span text:style-name="T21">n</text:span><text:span text:style-name="T7">, a numb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02T19:59:57.196000000</dc:date>
    <meta:editing-duration>PT1H39M28S</meta:editing-duration>
    <meta:editing-cycles>14</meta:editing-cycles>
    <meta:document-statistic meta:table-count="0" meta:image-count="0" meta:object-count="0" meta:page-count="3" meta:paragraph-count="45" meta:word-count="687" meta:character-count="4060" meta:non-whitespace-character-count="3417"/>
  </office:meta>
</office:document-meta>
</file>